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ialization Overview</text:h>
      <text:h text:style-name="Heading_20_2" text:outline-level="2"><text:span text:style-name="Strong_20_Emphasis">Generative AI Engineering Essentials with LLMs</text:span></text:h>
      <text:p text:style-name="Text_20_body">The knowledge of generative AI architectures and models is integral to launching or advancing careers in AI, machine learning, and data science. This specialization focuses on the principles, techniques, and applications of generative AI and large language models (LLMs) for natural language processing (NLP). The specialization is best suited for professionals aspiring to be or currently working as AI Engineers, Machine Learning (ML) Engineers, and Data Scientists.</text:p>
      <text:p text:style-name="Text_20_body">The program comprises six online courses covering the most popular frameworks and pre-trained LLMs, such as Generative Pre-Trained Transformers (GPT), Bidirectional Encoder Representations from Transformers BERT, and LLaMA. You will use NLP libraries, such as the Hugging Face Transformers library. You will use the PyTorch deep learning library to develop, train, and deploy AI applications that use large language models.</text:p>
      <text:p text:style-name="Text_20_body">The courses include lots of hands-on labs to help you develop practical skills. For instance, you will create an NLP data loader and build and train a simple language model with a neural network. You will also apply transformers for classification, build and evaluate a translation model, and perform prompt engineering.</text:p>
      <text:p text:style-name="Text_20_body">The last module in the course is a capstone project where you will develop a question-answering system in three phases: preparation, development, and deployment. The project also helps you to prepare for the implementation of a question-answering system. It will also help you to develop a question-answering system using generative AI for NLP. Finally, it will support you to deploy and test a question-answering system.</text:p>
      <text:p text:style-name="Text_20_body">When you complete the courses in this specialization, you will have a portfolio of projects where you developed generative AI applications using large language models.</text:p>
      <text:p text:style-name="Text_20_body">In addition to earning a Professional Certificate from Coursera, you'll receive a digital badge from IBM recognizing your proficiency in using LLMs to build generative AI applications.</text:p>
      <text:p text:style-name="Text_20_body">This specialization requires basic skills in Python. Knowledge of PyTorch and an understanding of machine learning and neural networks is beneficial but not strictly required.</text:p>
      <text:p text:style-name="Text_20_body"><text:span text:style-name="Strong_20_Emphasis">Who should take this specialization?</text:span></text:p>
      <text:p text:style-name="Text_20_body">This specialization is designed for professionals interested in AI engineering, including training, developing, fine-tuning, and deploying large language models. The specialization is suitable for existing and aspiring data scientists and machine learning engineers and requires basic knowledge of Python. It is beneficial to also have knowledge of PyTorch, machine learning, and neural networks, but not strictly required.</text:p>
      <text:h text:style-name="Heading_20_2" text:outline-level="2"><text:span text:style-name="Strong_20_Emphasis">Specialization Content</text:span></text:h>
      <text:p text:style-name="Text_20_body">The <text:span text:style-name="Strong_20_Emphasis">Generative AI Engineering Essentials with LLMs Specialization </text:span>consists of six courses of an average duration of 4–7 hours each.</text:p>
      <text:p text:style-name="Text_20_body">The six courses are:</text:p>
      <text:list xml:id="list3853548800" text:style-name="L1">
        <text:list-item>
          <text:p text:style-name="P1"><text:soft-page-break/>Generative AI and LLMs: Architecture and Data Preparation</text:p>
        </text:list-item>
        <text:list-item>
          <text:p text:style-name="P1">Gen AI Model Foundations for NLP and Language Understanding</text:p>
        </text:list-item>
        <text:list-item>
          <text:p text:style-name="P1">Generative AI-Language Modeling with Transformers</text:p>
        </text:list-item>
        <text:list-item>
          <text:p text:style-name="P1">AI Engineering with Transformer-Based LLMs</text:p>
        </text:list-item>
        <text:list-item>
          <text:p text:style-name="P1">Building Applications with LLMs (Optional Course)</text:p>
        </text:list-item>
        <text:list-item>
          <text:p text:style-name="P1">Generative AI Engineering Capstone Project</text:p>
        </text:list-item>
      </text:list>
      <text:h text:style-name="Heading_20_3" text:outline-level="3"><text:span text:style-name="Strong_20_Emphasis">Course 1: Generative AI and LLMs: Architecture and Data Preparation</text:span></text:h>
      <text:p text:style-name="Text_20_body">In this course, you will explore the significance of generative AI in various domains. You will differentiate between generative AI models and learn how large language models (LLMs) are used to build natural language processing (NLP)–based applications. Additionally, you will learn about the libraries and tools used in developing these applications. Finally, you will learn to prepare data to train LLMs by implementing tokenization and creating NLP data loaders. </text:p>
      <text:p text:style-name="Text_20_body"><text:span text:style-name="Strong_20_Emphasis">Course Content</text:span></text:p>
      <text:p text:style-name="Text_20_body">The <text:span text:style-name="Strong_20_Emphasis">Generative AI and LLMs: Architecture and Data Preparation </text:span>course includes the following modules:</text:p>
      <text:p text:style-name="Text_20_body">Module 1: Generative AI Architecture</text:p>
      <text:p text:style-name="Text_20_body">Module 2: Data Preparation for LLMs </text:p>
      <text:p text:style-name="Text_20_body"><text:span text:style-name="Strong_20_Emphasis">Course 2: Gen AI Model Foundations for NLP and Language Understanding AI</text:span></text:p>
      <text:p text:style-name="Text_20_body">This course will introduce you to the various aspects of natural language processing (NLP) and AI model development. You will learn about the fundamentals of language understanding, including converting words to features. You will also learn about various models such as N-Gram, Word2Vec, and sequence-to-sequence models and the metrics to evaluate the quality of the generated text. Finally, you will implement document classification, build, and train a simple language model, integrate Word2Vec, and develop a sequence-to-sequence model.</text:p>
      <text:p text:style-name="Text_20_body"><text:span text:style-name="Strong_20_Emphasis">Course Content </text:span></text:p>
      <text:p text:style-name="Text_20_body">The <text:span text:style-name="Strong_20_Emphasis">Gen AI Model Foundations for NLP and Language Understanding AI</text:span> course includes the following modules: </text:p>
      <text:p text:style-name="Text_20_body">Module 1: Fundamentals of Language Understanding</text:p>
      <text:p text:style-name="Text_20_body">Module 2: Word2Vec and Sequence-to-Sequence Models</text:p>
      <text:p text:style-name="Text_20_body"><text:span text:style-name="Strong_20_Emphasis">Course 3</text:span>: <text:span text:style-name="Strong_20_Emphasis">Generative AI-Language Modeling with Transformers</text:span></text:p>
      <text:p text:style-name="Text_20_body">This course covers the fundamental concepts of transformer-based models for natural language processing (NLP). You'll explore the significance of positional encoding and word embedding, understand attention mechanisms and their role in capturing context and dependencies, and learn about multi-head attention. You'll also learn how to apply transformer-based models for text classification with a specific focus on the encoder component. Finally, you will also learn about language modeling with the decoder mini-GPT.</text:p>
      <text:p text:style-name="Text_20_body"><text:soft-page-break/><text:span text:style-name="Strong_20_Emphasis">Course Content </text:span></text:p>
      <text:p text:style-name="Text_20_body">The <text:span text:style-name="Strong_20_Emphasis">Generative AI-Language Modeling with Transformers </text:span>course includes the following modules: </text:p>
      <text:p text:style-name="Text_20_body">Module 1: Transformers in Natural Language Processing</text:p>
      <text:list xml:id="list1549712613" text:style-name="L2">
        <text:list-item>
          <text:p text:style-name="P2">Transformer Techniques</text:p>
        </text:list-item>
        <text:list-item>
          <text:p text:style-name="P2">Advanced Transformer Concepts</text:p>
        </text:list-item>
      </text:list>
      <text:p text:style-name="Text_20_body">Module 2: Course Quiz and Wrap-Up</text:p>
      <text:p text:style-name="Text_20_body"><text:span text:style-name="Strong_20_Emphasis">Course 4</text:span>: <text:span text:style-name="Strong_20_Emphasis">AI Engineering with Transformer-Based LLMs</text:span></text:p>
      <text:p text:style-name="Text_20_body">This course covers the core components of the transformer architecture, such as encoders and decoders, used for language translation. You will implement language translation using transformer-based models, understand the features and applications of major transformer language models, and implement GPT with PyTorch. In addition, you will learn how to utilize pre-trained transformers for various language tasks and fine-tune them for specific applications. Finally, you will also evaluate the quality of text generation using metrics and perform fine-tuning on models like BERT and GPT.</text:p>
      <text:p text:style-name="Text_20_body"><text:span text:style-name="Strong_20_Emphasis">Course Content </text:span></text:p>
      <text:p text:style-name="Text_20_body">The <text:span text:style-name="Strong_20_Emphasis">AI Engineering with Transformer-Based LLMs </text:span>course includes the following modules: </text:p>
      <text:p text:style-name="Text_20_body">Module 1: Transformer and Major Language Models</text:p>
      <text:list xml:id="list1190765890" text:style-name="L3">
        <text:list-item>
          <text:p text:style-name="P3">Transformer Architecture and Major Models</text:p>
        </text:list-item>
        <text:list-item>
          <text:p text:style-name="P3">Transfer Learning in NLP</text:p>
        </text:list-item>
      </text:list>
      <text:p text:style-name="Text_20_body">Module 2: Course Quiz and Wrap-Up</text:p>
      <text:p text:style-name="Text_20_body"><text:span text:style-name="Strong_20_Emphasis">Course 5: Building Applications with LLMs</text:span></text:p>
      <text:p text:style-name="Text_20_body">This course will cover the advanced concepts of large language models (LLMs.) You will learn about the recent advancements in LLMs and explore LangChain and LLaMA 2. You will also learn about the variants of base models and the fine-tuning strategies. In addition, you will learn about prompt engineering.</text:p>
      <text:p text:style-name="Text_20_body"><text:span text:style-name="Strong_20_Emphasis">Course Content</text:span></text:p>
      <text:p text:style-name="Text_20_body">The <text:span text:style-name="Strong_20_Emphasis">Building Applications with LLMs </text:span>course includes the following modules: </text:p>
      <text:p text:style-name="Text_20_body">Module 1: Exploring Data Platforms using LangChain</text:p>
      <text:list xml:id="list2915997057" text:style-name="L4">
        <text:list-item>
          <text:p text:style-name="P4">Using LLaMA 2 in LangChain</text:p>
        </text:list-item>
        <text:list-item>
          <text:p text:style-name="P4">NLP Model Variants and Fine-Tuning</text:p>
        </text:list-item>
      </text:list>
      <text:p text:style-name="Text_20_body">Module 2: Course Quiz and Wrap-Up</text:p>
      <text:p text:style-name="Text_20_body"><text:span text:style-name="Strong_20_Emphasis">Course 6: Generative AI Engineering Capstone Project </text:span></text:p>
      <text:p text:style-name="Text_20_body">In this course, you will gain the opportunity to apply your acquired knowledge and skills to a capstone project. You will also take the final exam for this specialization.</text:p>
      <text:p text:style-name="Text_20_body">In the capstone project, you will build a question-answering system in three phases.</text:p>
      <text:p text:style-name="Text_20_body"><text:soft-page-break/>In the first phase, which is the preparation phase, you will characterize the problem, find the appropriate information that can be used to train the system, and find the appropriate answers.</text:p>
      <text:p text:style-name="Text_20_body">In the development phase, you will set up the service in an environment like Hugging Face, use the LangChain library to build the system, and then test the system.</text:p>
      <text:p text:style-name="Text_20_body">Finally, in the deployment phase, you will deploy and test the question-answering system.</text:p>
      <text:p text:style-name="Text_20_body"><text:span text:style-name="Strong_20_Emphasis">Course Content </text:span></text:p>
      <text:p text:style-name="Text_20_body">The <text:span text:style-name="Strong_20_Emphasis">Generative AI Engineering Capstone Project </text:span>course includes the following modules: </text:p>
      <text:p text:style-name="Text_20_body">Module names:</text:p>
      <text:p text:style-name="Text_20_body">Module 1: Generative AI for NLP: Recap</text:p>
      <text:p text:style-name="Text_20_body">Module 2: Capstone Project and Final Quiz</text:p>
      <text:h text:style-name="Heading_20_2" text:outline-level="2"><text:span text:style-name="Strong_20_Emphasis">Learning Resources</text:span></text:h>
      <text:p text:style-name="Text_20_body">The courses in this specialization offer a variety of learning assets, such as videos, readings, discussion prompts, practice, and graded quizzes, and a Capstone project.</text:p>
      <text:list xml:id="list3579737911" text:style-name="L5">
        <text:list-item>
          <text:p text:style-name="P5">Ungraded quizzes, including multiple-choice questions with single or multiple correct answers, are provided in each lesson.</text:p>
        </text:list-item>
        <text:list-item>
          <text:p text:style-name="P5">Graded Quizzes, including scenario-based, multiple-choice questions with single or multiple correct answers, included in each course.</text:p>
        </text:list-item>
        <text:list-item>
          <text:p text:style-name="P5">One specialization-wide graded assessment, including multiple-choice questions with single or multiple correct answers is provided.</text:p>
        </text:list-item>
        <text:list-item>
          <text:p text:style-name="P5">Hands-on Project: A peer-graded project at the end of the specialization that aims to test the learner’s ability to apply most of the knowledge and skills developed in the course.</text:p>
        </text:list-item>
      </text:list>
      <text:p text:style-name="Text_20_body">The specialization uses simple, easy-to-understand language to explain the important concepts. You will find a glossary and cheat sheet to understand the technical jargon.</text:p>
      <text:p text:style-name="Text_20_body">To derive maximum learning from this specialization, actively participate in and complete the various learning engagements offered across the three courses.</text:p>
      <text:p text:style-name="Text_20_body">Good lu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30T13:40:30.156558247</meta:creation-date>
    <dc:date>2024-06-30T13:41:14.954585088</dc:date>
    <meta:editing-duration>PT45S</meta:editing-duration>
    <meta:editing-cycles>1</meta:editing-cycles>
    <meta:document-statistic meta:table-count="0" meta:image-count="0" meta:object-count="0" meta:page-count="4" meta:paragraph-count="76" meta:word-count="1323" meta:character-count="9048" meta:non-whitespace-character-count="7807"/>
    <meta:generator>LibreOffice/7.3.7.2$Linux_X86_64 LibreOffice_project/30$Build-2</meta:generator>
  </office:meta>
</office:document-meta>
</file>